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22in"/>
    </style:style>
    <style:style style:name="co2" style:family="table-column">
      <style:table-column-properties fo:break-before="auto" style:column-width="3.6055in"/>
    </style:style>
    <style:style style:name="co3" style:family="table-column">
      <style:table-column-properties fo:break-before="auto" style:column-width="2.2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STATISTICS PERCENT 0-2 Algorithms list sorting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9,v,x,ab,ac,11,ag,ah,ai,aj,ap,5,</text:p>
          </table:table-cell>
          <table:table-cell office:value-type="string">
            <text:p>11,ah,ap,</text:p>
          </table:table-cell>
          <table:table-cell office:value-type="string">
            <text:p>11,ah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v,x,ab,ac,11,ae,ag,ai,aj,am,ap,4,</text:p>
          </table:table-cell>
          <table:table-cell office:value-type="string">
            <text:p>am,ap,</text:p>
          </table:table-cell>
          <table:table-cell office:value-type="string">
            <text:p>am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v,x,ab,ac,ae,ag,ai,aj,ap,1,5,</text:p>
          </table:table-cell>
          <table:table-cell office:value-type="string">
            <text:p>ab,ae,aj,ap,</text:p>
          </table:table-cell>
          <table:table-cell office:value-type="string">
            <text:p>ab,ae,aj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c,11,ag,ah,ai,aj,am,ap,5,</text:p>
          </table:table-cell>
          <table:table-cell office:value-type="string">
            <text:p>ah,ai,aj,am,ap,</text:p>
          </table:table-cell>
          <table:table-cell office:value-type="string">
            <text:p>ah,ai,aj,am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g,ai,aj,am,ap,1,4,5,</text:p>
          </table:table-cell>
          <table:table-cell office:value-type="string">
            <text:p>ab,ai,aj,am,ap,4,</text:p>
          </table:table-cell>
          <table:table-cell office:value-type="string">
            <text:p>ab,ai,aj,am,ap,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v,x,ab,ac,11,ag,ai,aj,ap,8,1,</text:p>
          </table:table-cell>
          <table:table-cell office:value-type="string">
            <text:p>ab,11,ai,ap,</text:p>
          </table:table-cell>
          <table:table-cell office:value-type="string">
            <text:p>ab,11,ai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v,x,ab,ac,11,ag,ai,aj,ap,8,1,</text:p>
          </table:table-cell>
          <table:table-cell office:value-type="string">
            <text:p>ac,11,ai,ap,</text:p>
          </table:table-cell>
          <table:table-cell office:value-type="string">
            <text:p>ac,11,ai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c,11,ag,ah,ai,aj,am,ap,5,</text:p>
          </table:table-cell>
          <table:table-cell office:value-type="string">
            <text:p>ah,ai,aj,am,ap,</text:p>
          </table:table-cell>
          <table:table-cell office:value-type="string">
            <text:p>ah,ai,aj,am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v,x,ab,ac,11,ae,ag,ah,ai,aj,am,ap,4,5,</text:p>
          </table:table-cell>
          <table:table-cell office:value-type="string">
            <text:p>ah,am,ap,5,</text:p>
          </table:table-cell>
          <table:table-cell office:value-type="string">
            <text:p>ah,am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2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4.4897959183673">
            <text:p>24.49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g,ah,am,ap,8,4,</text:p>
          </table:table-cell>
          <table:table-cell office:value-type="string">
            <text:p>n,ah,ap,</text:p>
          </table:table-cell>
          <table:table-cell office:value-type="string">
            <text:p>n,ah,ap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STATISTICS PERCENT 0-2 Algorithms list sorting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h,9,s,aa,13,ac,ae,ag,ah,ai,aj,al,am,an,ao,ap,8,1,2,4,5,</text:p>
          </table:table-cell>
          <table:table-cell office:value-type="string">
            <text:p>a,9,s,aa,ag,ai,aj,al,am,an,ap,8,1,2,</text:p>
          </table:table-cell>
          <table:table-cell office:value-type="string">
            <text:p>a,9,s,aa,ag,ai,aj,al,am,an,ap,8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h,9,s,aa,13,ac,ae,ag,ah,ai,aj,al,am,an,ao,ap,8,1,2,4,5,</text:p>
          </table:table-cell>
          <table:table-cell office:value-type="string">
            <text:p>a,9,s,aa,ag,ai,aj,al,am,an,ap,8,1,2,</text:p>
          </table:table-cell>
          <table:table-cell office:value-type="string">
            <text:p>a,9,s,aa,ag,ai,aj,al,am,an,ap,8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h,9,s,aa,13,ac,ae,ag,ah,ai,aj,al,am,an,ao,ap,8,1,2,4,5,</text:p>
          </table:table-cell>
          <table:table-cell office:value-type="string">
            <text:p>a,9,s,aa,ag,ai,aj,al,am,an,ap,8,1,2,</text:p>
          </table:table-cell>
          <table:table-cell office:value-type="string">
            <text:p>a,9,s,aa,ag,ai,aj,al,am,an,ap,8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h,9,s,aa,13,ac,ae,ag,ah,ai,aj,al,am,an,ao,ap,8,1,2,4,5,</text:p>
          </table:table-cell>
          <table:table-cell office:value-type="string">
            <text:p>a,9,s,aa,ag,ai,aj,al,am,an,ap,8,1,2,</text:p>
          </table:table-cell>
          <table:table-cell office:value-type="string">
            <text:p>a,9,s,aa,ag,ai,aj,al,am,an,ap,8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h,9,s,aa,13,ac,ae,ag,ah,ai,aj,al,am,an,ao,ap,8,1,2,4,5,</text:p>
          </table:table-cell>
          <table:table-cell office:value-type="string">
            <text:p>a,9,s,aa,ag,ai,aj,al,am,an,ap,8,1,2,</text:p>
          </table:table-cell>
          <table:table-cell office:value-type="string">
            <text:p>a,9,s,aa,ag,ai,aj,al,am,an,ap,8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h,9,s,aa,13,ac,ae,ag,ah,ai,aj,al,am,an,ao,ap,8,1,2,4,5,</text:p>
          </table:table-cell>
          <table:table-cell office:value-type="string">
            <text:p>a,9,s,aa,ag,ai,aj,al,am,an,ap,8,1,2,</text:p>
          </table:table-cell>
          <table:table-cell office:value-type="string">
            <text:p>a,9,s,aa,ag,ai,aj,al,am,an,ap,8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h,9,s,aa,13,ac,ae,ag,ah,ai,aj,al,am,an,ao,ap,8,1,2,4,5,</text:p>
          </table:table-cell>
          <table:table-cell office:value-type="string">
            <text:p>a,9,s,aa,ag,ai,aj,al,am,an,ap,8,1,2,</text:p>
          </table:table-cell>
          <table:table-cell office:value-type="string">
            <text:p>a,9,s,aa,ag,ai,aj,al,am,an,ap,8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h,9,s,aa,13,ac,ae,ag,ah,ai,aj,al,am,an,ao,ap,8,1,2,4,5,</text:p>
          </table:table-cell>
          <table:table-cell office:value-type="string">
            <text:p>a,9,s,aa,ag,ai,aj,al,am,an,ap,8,1,2,</text:p>
          </table:table-cell>
          <table:table-cell office:value-type="string">
            <text:p>a,9,s,aa,ag,ai,aj,al,am,an,ap,8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h,9,s,aa,13,ac,ae,ag,ah,ai,aj,al,am,an,ao,ap,8,1,2,4,5,</text:p>
          </table:table-cell>
          <table:table-cell office:value-type="string">
            <text:p>a,9,s,aa,ag,ai,aj,al,am,an,ap,8,1,2,</text:p>
          </table:table-cell>
          <table:table-cell office:value-type="string">
            <text:p>a,9,s,aa,ag,ai,aj,al,am,an,ap,8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h,9,s,aa,13,ac,ae,ag,ah,ai,aj,al,am,an,ao,ap,8,1,2,4,5,</text:p>
          </table:table-cell>
          <table:table-cell office:value-type="string">
            <text:p>a,9,s,aa,ag,ai,aj,al,am,an,ap,8,1,2,</text:p>
          </table:table-cell>
          <table:table-cell office:value-type="string">
            <text:p>a,9,s,aa,ag,ai,aj,al,am,an,ap,8,1,2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36:54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